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0efd4" draw:textarea-vertical-align="middle" fo:min-height="2.219cm" draw:shadow="visible"/>
    </style:style>
    <style:style style:name="gr2" style:family="graphic" style:parent-style-name="standard">
      <style:graphic-properties draw:stroke="none" draw:fill-color="#e0efd4" draw:textarea-horizontal-align="justify" draw:textarea-vertical-align="middle" draw:auto-grow-height="false" fo:min-height="9.63cm" fo:min-width="16.8cm" draw:shadow="visible"/>
    </style:style>
    <style:style style:name="gr3" style:family="graphic" style:parent-style-name="standard">
      <style:graphic-properties draw:stroke="none" svg:stroke-color="#000000" draw:fill="solid" draw:fill-color="#e0efd4" draw:textarea-vertical-align="middle" fo:min-height="1.556cm" draw:shadow="visible"/>
    </style:style>
    <style:style style:name="gr4" style:family="graphic" style:parent-style-name="standard">
      <style:graphic-properties draw:stroke="none" draw:fill-color="#e0efd4" draw:textarea-horizontal-align="justify" draw:textarea-vertical-align="middle" draw:auto-grow-height="false" fo:min-height="6.972cm" fo:min-width="15.274cm" draw:shadow="visible"/>
    </style:style>
    <style:style style:name="gr5" style:family="graphic" style:parent-style-name="standard">
      <style:graphic-properties draw:stroke="none" svg:stroke-color="#000000" draw:fill="solid" draw:fill-color="#e0efd4" draw:textarea-vertical-align="middle" fo:min-height="0.85cm" draw:shadow="visible"/>
    </style:style>
    <style:style style:name="gr6" style:family="graphic" style:parent-style-name="standard">
      <style:graphic-properties draw:stroke="none" draw:fill-color="#e0efd4" draw:textarea-horizontal-align="justify" draw:textarea-vertical-align="middle" draw:auto-grow-height="false" fo:min-height="4.15cm" fo:min-width="10.881cm" draw:shadow="visible"/>
    </style:style>
    <style:style style:name="gr7" style:family="graphic" style:parent-style-name="standard">
      <style:graphic-properties draw:stroke="none" svg:stroke-color="#000000" draw:fill="solid" draw:fill-color="#fff9ae" draw:textarea-vertical-align="middle" fo:min-height="2.134cm"/>
    </style:style>
    <style:style style:name="gr8" style:family="graphic" style:parent-style-name="objectwithoutfill">
      <style:graphic-properties draw:stroke="dash" draw:stroke-dash="Dashed_20__28_var_29_" svg:stroke-width="0.1cm" svg:stroke-color="#000000" draw:marker-start-width="0.5cm" draw:marker-end="Short_20_line_20_Arrow" draw:marker-end-width="0.7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solid" draw:fill-color="#fff9ae" draw:textarea-vertical-align="middle" fo:min-height="0.712cm"/>
    </style:style>
    <style:style style:name="gr10" style:family="graphic" style:parent-style-name="objectwithoutfill">
      <style:graphic-properties draw:stroke="dash" draw:stroke-dash="Dashed_20__28_var_29_" svg:stroke-width="0.1cm" svg:stroke-color="#000000" draw:marker-start-width="0.5cm" draw:marker-end="Triangle_20_unfilled" draw:marker-end-width="0.7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solid" draw:fill-color="#fff9ae" draw:textarea-vertical-align="middle" fo:min-height="0.85cm"/>
    </style:style>
    <style:style style:name="gr12" style:family="graphic" style:parent-style-name="objectwithoutfill">
      <style:graphic-properties svg:stroke-width="0.1cm" svg:stroke-color="#000000" draw:marker-start-width="0.5cm" draw:marker-end="Triangle_20_unfilled" draw:marker-end-width="0.7cm" draw:marker-end-center="false" draw:fill="none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draw:stroke="dash" draw:stroke-dash="Dashed_20__28_var_29_" svg:stroke-width="0.1cm" svg:stroke-color="#000000" draw:marker-start-width="0.5cm" draw:marker-end="Short_20_line_20_Arrow" draw:marker-end-width="0.7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25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2.25cm"/>
    </style:style>
    <style:style style:name="P1" style:family="paragraph">
      <loext:graphic-properties draw:fill="solid" draw:fill-color="#e0efd4"/>
    </style:style>
    <style:style style:name="P2" style:family="paragraph">
      <loext:graphic-properties draw:fill-color="#e0efd4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f9a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paragraph-properties fo:line-height="115%"/>
      <style:text-properties fo:font-weight="bold" style:font-weight-asian="bold" style:font-weight-complex="bold"/>
    </style:style>
    <style:style style:name="P8" style:family="paragraph">
      <loext:graphic-properties draw:fill="none" draw:fill-color="#ffffff"/>
      <style:paragraph-properties fo:line-height="115%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0" draw:id="id10">
          <draw:frame draw:style-name="gr1" draw:text-style-name="P1" draw:layer="layout" svg:width="6.232cm" svg:height="2.469cm" svg:x="2.7cm" svg:y="15.2cm">
            <draw:text-box>
              <text:p>Tours</text:p>
            </draw:text-box>
          </draw:frame>
          <draw:custom-shape draw:style-name="gr2" draw:text-style-name="P2" draw:layer="layout" svg:width="17.3cm" svg:height="9.88cm" svg:x="2.7cm" svg:y="17.2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3" draw:text-style-name="P1" draw:layer="layout" svg:width="5.682cm" svg:height="1.806cm" svg:x="13.4cm" svg:y="2.1cm">
            <draw:text-box>
              <text:p>Partie</text:p>
            </draw:text-box>
          </draw:frame>
          <draw:custom-shape draw:style-name="gr4" draw:text-style-name="P2" draw:layer="layout" svg:width="15.774cm" svg:height="7.222cm" svg:x="13.426cm" svg:y="3.57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5" draw:text-style-name="P1" draw:layer="layout" svg:width="4.1cm" svg:height="1.1cm" svg:x="27cm" svg:y="19.6cm">
            <draw:text-box>
              <text:p>Appli</text:p>
            </draw:text-box>
          </draw:frame>
          <draw:custom-shape draw:style-name="gr6" draw:text-style-name="P2" draw:layer="layout" svg:width="11.381cm" svg:height="4.4cm" svg:x="27cm" svg:y="20.5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4" xml:id="id2" draw:id="id2" draw:layer="layout" svg:width="5.4cm" svg:height="2.384cm" svg:x="13.8cm" svg:y="7.1cm">
          <draw:text-box>
            <text:p text:style-name="P3">&lt;&lt;interface&gt;&gt;</text:p>
            <text:p text:style-name="P3">InTour</text:p>
          </draw:text-box>
        </draw:frame>
        <draw:frame draw:style-name="gr7" draw:text-style-name="P4" xml:id="id1" draw:id="id1" draw:layer="layout" svg:width="5.4cm" svg:height="2.384cm" svg:x="23.1cm" svg:y="4.216cm">
          <draw:text-box>
            <text:p text:style-name="P3">&lt;&lt;interface&gt;&gt;</text:p>
            <text:p text:style-name="P3">InPartie</text:p>
          </draw:text-box>
        </draw:frame>
        <draw:connector draw:style-name="gr8" draw:text-style-name="P5" draw:layer="layout" svg:x1="23.1cm" svg:y1="5.408cm" svg:x2="16.5cm" svg:y2="7.1cm" draw:start-shape="id1" draw:start-glue-point="3" draw:end-shape="id2" draw:end-glue-point="0" svg:d="M23100 5408h-6600v1692" svg:viewBox="0 0 6601 1693">
          <text:p/>
        </draw:connector>
        <draw:frame draw:style-name="gr9" draw:text-style-name="P4" xml:id="id11" draw:id="id11" draw:layer="layout" svg:width="2.9cm" svg:height="0.962cm" svg:x="27.4cm" svg:y="22.3cm">
          <draw:text-box>
            <text:p text:style-name="P3">Appli</text:p>
          </draw:text-box>
        </draw:frame>
        <draw:frame draw:style-name="gr9" draw:text-style-name="P4" xml:id="id3" draw:id="id3" draw:layer="layout" svg:width="3.4cm" svg:height="0.962cm" svg:x="33.7cm" svg:y="22.3cm">
          <draw:text-box>
            <text:p text:style-name="P3">Partie</text:p>
          </draw:text-box>
        </draw:frame>
        <draw:connector draw:style-name="gr10" draw:text-style-name="P5" draw:layer="layout" svg:x1="35.4cm" svg:y1="22.3cm" svg:x2="25.8cm" svg:y2="6.6cm" draw:start-shape="id3" draw:start-glue-point="0" draw:end-shape="id1" draw:end-glue-point="2" svg:d="M35400 22300v-7850h-9600v-7850" svg:viewBox="0 0 9601 15701">
          <text:p/>
        </draw:connector>
        <draw:frame draw:style-name="gr11" draw:text-style-name="P4" xml:id="id4" draw:id="id4" draw:layer="layout" svg:width="3cm" svg:height="1.1cm" svg:x="9.8cm" svg:y="18.5cm">
          <draw:text-box>
            <text:p text:style-name="P3">Tour</text:p>
          </draw:text-box>
        </draw:frame>
        <draw:frame draw:style-name="gr9" draw:text-style-name="P4" xml:id="id5" draw:id="id5" draw:layer="layout" svg:width="5.2cm" svg:height="0.962cm" svg:x="2.9cm" svg:y="21.8cm">
          <draw:text-box>
            <text:p text:style-name="P3">TourTicTacToe</text:p>
          </draw:text-box>
        </draw:frame>
        <draw:frame draw:style-name="gr9" draw:text-style-name="P4" xml:id="id9" draw:id="id9" draw:layer="layout" svg:width="5.2cm" svg:height="0.962cm" svg:x="14.4cm" svg:y="21.938cm">
          <draw:text-box>
            <text:p text:style-name="P3">TourMorpion</text:p>
          </draw:text-box>
        </draw:frame>
        <draw:frame draw:style-name="gr9" draw:text-style-name="P4" xml:id="id6" draw:id="id6" draw:layer="layout" svg:width="5.2cm" svg:height="0.962cm" svg:x="3.9cm" svg:y="23.3cm">
          <draw:text-box>
            <text:p text:style-name="P3">TourXAlign</text:p>
          </draw:text-box>
        </draw:frame>
        <draw:frame draw:style-name="gr9" draw:text-style-name="P4" xml:id="id8" draw:id="id8" draw:layer="layout" svg:width="5.2cm" svg:height="0.962cm" svg:x="12.8cm" svg:y="23.4cm">
          <draw:text-box>
            <text:p text:style-name="P3">TourForme</text:p>
          </draw:text-box>
        </draw:frame>
        <draw:frame draw:style-name="gr9" draw:text-style-name="P4" xml:id="id7" draw:id="id7" draw:layer="layout" svg:width="5.2cm" svg:height="0.962cm" svg:x="9cm" svg:y="24.7cm">
          <draw:text-box>
            <text:p text:style-name="P3">TourPermutation</text:p>
          </draw:text-box>
        </draw:frame>
        <draw:connector draw:style-name="gr10" draw:text-style-name="P5" draw:layer="layout" svg:x1="11.3cm" svg:y1="18.5cm" svg:x2="16.5cm" svg:y2="9.484cm" draw:start-shape="id4" draw:start-glue-point="0" draw:end-shape="id2" svg:d="M11300 18500v-4508h5200v-4508" svg:viewBox="0 0 5201 9017">
          <text:p/>
        </draw:connector>
        <draw:connector draw:style-name="gr12" draw:text-style-name="P5" draw:layer="layout" draw:type="line" svg:x1="5.5cm" svg:y1="21.8cm" svg:x2="9.8cm" svg:y2="19.05cm" draw:start-shape="id5" draw:start-glue-point="0" draw:end-shape="id4" svg:d="M5500 21800l4300-2750" svg:viewBox="0 0 4301 2751">
          <text:p/>
        </draw:connector>
        <draw:connector draw:style-name="gr12" draw:text-style-name="P5" draw:layer="layout" draw:type="line" svg:x1="6.5cm" svg:y1="23.3cm" svg:x2="9.8cm" svg:y2="19.05cm" draw:start-shape="id6" draw:start-glue-point="0" draw:end-shape="id4" draw:end-glue-point="3" svg:d="M6500 23300l3300-4250" svg:viewBox="0 0 3301 4251">
          <text:p/>
        </draw:connector>
        <draw:connector draw:style-name="gr12" draw:text-style-name="P5" draw:layer="layout" draw:type="line" svg:x1="11.6cm" svg:y1="24.7cm" svg:x2="11.3cm" svg:y2="19.6cm" draw:start-shape="id7" draw:start-glue-point="0" draw:end-shape="id4" draw:end-glue-point="2" svg:d="M11600 24700l-300-5100" svg:viewBox="0 0 301 5101">
          <text:p/>
        </draw:connector>
        <draw:connector draw:style-name="gr12" draw:text-style-name="P5" draw:layer="layout" draw:type="line" svg:x1="15.4cm" svg:y1="23.4cm" svg:x2="12.8cm" svg:y2="19.05cm" draw:start-shape="id8" draw:start-glue-point="0" draw:end-shape="id4" draw:end-glue-point="1" svg:d="M15400 23400l-2600-4350" svg:viewBox="0 0 2601 4351">
          <text:p/>
        </draw:connector>
        <draw:connector draw:style-name="gr12" draw:text-style-name="P5" draw:layer="layout" draw:type="line" svg:x1="17cm" svg:y1="21.938cm" svg:x2="12.8cm" svg:y2="19.05cm" draw:start-shape="id9" draw:start-glue-point="0" draw:end-shape="id4" draw:end-glue-point="1" svg:d="M17000 21938l-4200-2888" svg:viewBox="0 0 4201 2889">
          <text:p/>
        </draw:connector>
        <draw:connector draw:style-name="gr13" draw:text-style-name="P5" draw:layer="layout" draw:line-skew="0.6cm" svg:x1="35.4cm" svg:y1="23.262cm" svg:x2="11.35cm" svg:y2="27.1cm" draw:start-shape="id3" draw:start-glue-point="2" draw:end-shape="id10" draw:end-glue-point="2" svg:d="M35400 23262v5138h-24050v-1300" svg:viewBox="0 0 24051 5139">
          <text:p/>
        </draw:connector>
        <draw:frame draw:style-name="gr14" draw:text-style-name="P6" draw:layer="layout" svg:width="4.9cm" svg:height="1.673cm" svg:x="20.8cm" svg:y="26.7cm">
          <draw:text-box>
            <text:p text:style-name="P3">&lt;&lt;fabrique&gt;&gt;</text:p>
            <text:p text:style-name="P3">des Tours</text:p>
          </draw:text-box>
        </draw:frame>
        <draw:connector draw:style-name="gr8" draw:text-style-name="P5" draw:layer="layout" draw:type="line" svg:x1="30.3cm" svg:y1="22.781cm" svg:x2="33.7cm" svg:y2="22.781cm" draw:start-shape="id11" draw:start-glue-point="1" draw:end-shape="id3" svg:d="M30300 22781h3400" svg:viewBox="0 0 3401 1">
          <text:p/>
        </draw:connector>
        <draw:frame draw:style-name="gr15" draw:text-style-name="P8" draw:layer="layout" svg:width="9.5cm" svg:height="2.702cm" svg:x="2.1cm" svg:y="2.099cm">
          <draw:text-box>
            <text:p text:style-name="P7"><text:span text:style-name="T1">BPO-</text:span><text:span text:style-name="T1">ProjectTTC</text:span></text:p>
            <text:p text:style-name="P7"><text:span text:style-name="T1">Diagramme de </text:span><text:span text:style-name="T1">Classe</text:span></text:p>
            <text:p text:style-name="P7"><text:span text:style-name="T1">V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8T17:07:35.934902290</meta:creation-date>
    <meta:generator>LibreOffice/6.0.7.3$Linux_X86_64 LibreOffice_project/00m0$Build-3</meta:generator>
    <dc:date>2019-12-28T17:37:31.936586296</dc:date>
    <meta:editing-duration>PT29M42S</meta:editing-duration>
    <meta:editing-cycles>13</meta:editing-cycles>
    <meta:document-statistic meta:object-count="31"/>
  </office:meta>
</office:document-meta>
</file>